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79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8.213cm"/>
    </style:style>
    <style:style style:name="co6" style:family="table-column">
      <style:table-column-properties fo:break-before="auto" style:column-width="19.7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5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2" table:default-cell-style-name="Default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adj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catalyticActivity</text:p>
          </table:table-cell>
          <table:table-cell office:value-type="string" calcext:value-type="string">
            <text:p>cofactors</text:p>
          </table:table-cell>
          <table:table-cell office:value-type="string" calcext:value-type="string">
            <text:p>associatedDiseases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pathway_class</text:p>
          </table:table-cell>
          <table:table-cell office:value-type="string" calcext:value-type="string">
            <text:p>pathway_type</text:p>
          </table:table-cell>
        </table:table-row>
        <table:table-row table:style-name="ro1">
          <table:table-cell office:value-type="string" calcext:value-type="string">
            <text:p>Ac_ATS_vs_Par_Downregulated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1366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4" office:value-type="float" office:value="452245" calcext:value-type="float">
            <text:p>452245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80781" calcext:value-type="float">
            <text:p>480781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86913" calcext:value-type="float">
            <text:p>486913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91537" calcext:value-type="float">
            <text:p>491537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 table:number-rows-repeated="2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c_ATS_vs_Par_Upregulate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TSAc_vc_ATSwo_Downregulated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467478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 office:value-type="float" office:value="452245" calcext:value-type="float">
            <text:p>452245</text:p>
          </table:table-cell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/>
          <table:table-cell table:style-name="ce8" table:number-columns-repeated="2"/>
          <table:table-cell table:number-columns-repeated="7"/>
        </table:table-row>
        <table:table-row table:style-name="ro1">
          <table:table-cell table:style-name="ce5" office:value-type="float" office:value="480781" calcext:value-type="float">
            <text:p>480781</text:p>
          </table:table-cell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number-columns-repeated="7"/>
        </table:table-row>
        <table:table-row table:style-name="ro1">
          <table:table-cell table:style-name="ce5" office:value-type="float" office:value="486913" calcext:value-type="float">
            <text:p>486913</text:p>
          </table:table-cell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TSAc_vc_ATSwo_Upregulated</text:p>
          </table:table-cell>
          <table:table-cell table:style-name="ce9" office:value-type="string" calcext:value-type="string">
            <text:p>1.97.1.4</text:p>
          </table:table-cell>
          <table:table-cell table:style-name="ce9" office:value-type="string" calcext:value-type="string">
            <text:p>0.0067033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4" office:value-type="float" office:value="106166" calcext:value-type="float">
            <text:p>106166</text:p>
          </table:table-cell>
          <table:table-cell table:style-name="ce9" table:number-columns-repeated="3"/>
          <table:table-cell office:value-type="string" calcext:value-type="string">
            <text:p>Formate acetyltransferase activating enzyme.</text:p>
          </table:table-cell>
          <table:table-cell office:value-type="string" calcext:value-type="string">
            <text:p>S-adenosyl-L-methionine + dihydroflavodoxin + [formate acetyltransferase]-glycine = 5'-deoxyadenosine + methionine + flavodoxin + [formate acetyltransferase]-glycine-2-yl radical.</text:p>
          </table:table-cell>
          <table:table-cell office:value-type="string" calcext:value-type="string">
            <text:p>Iron-sulfur.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 table:style-name="ce5" office:value-type="float" office:value="453006" calcext:value-type="float">
            <text:p>453006</text:p>
          </table:table-cell>
          <table:table-cell table:style-name="ce9" table:number-columns-repeated="3"/>
          <table:table-cell office:value-type="string" calcext:value-type="string">
            <text:p>Formate acetyltransferase activating enzyme.</text:p>
          </table:table-cell>
          <table:table-cell office:value-type="string" calcext:value-type="string">
            <text:p>S-adenosyl-L-methionine + dihydroflavodoxin + [formate acetyltransferase]-glycine = 5'-deoxyadenosine + methionine + flavodoxin + [formate acetyltransferase]-glycine-2-yl radical.</text:p>
          </table:table-cell>
          <table:table-cell office:value-type="string" calcext:value-type="string">
            <text:p>Iron-sulfur.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/>
          <table:table-cell table:style-name="ce9" office:value-type="string" calcext:value-type="string">
            <text:p>2.1.1.-</text:p>
          </table:table-cell>
          <table:table-cell table:style-name="ce9" office:value-type="string" calcext:value-type="string">
            <text:p>0.09667425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4" office:value-type="float" office:value="298123" calcext:value-type="float">
            <text:p>298123</text:p>
          </table:table-cell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9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rAc_vc_Parwo_Downregulated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141958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float" office:value="241340" calcext:value-type="float">
            <text:p>241340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 office:value-type="float" office:value="452245" calcext:value-type="float">
            <text:p>452245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 office:value-type="float" office:value="476873" calcext:value-type="float">
            <text:p>476873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 office:value-type="float" office:value="480781" calcext:value-type="float">
            <text:p>480781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 office:value-type="float" office:value="486913" calcext:value-type="float">
            <text:p>486913</text:p>
          </table:table-cell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rAc_vc_Parwo_Upregulate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O_ATS_vs_Par_Downregulated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0109576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4" office:value-type="float" office:value="241340" calcext:value-type="float">
            <text:p>241340</text:p>
          </table:table-cell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ndrogen and estrogen 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Aminophosphonate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Ubiquinone biosynthesis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Selenoamino acid 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office:value-type="string" calcext:value-type="string">
            <text:p>Methyltransferase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Tyrosine 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style-name="ce4"/>
          <table:table-cell table:style-name="ce6"/>
          <table:table-cell table:style-name="ce8" table:number-columns-repeated="2"/>
          <table:table-cell table:number-columns-repeated="7"/>
        </table:table-row>
        <table:table-row table:style-name="ro1">
          <table:table-cell table:style-name="ce6" office:value-type="float" office:value="452245" calcext:value-type="float">
            <text:p>452245</text:p>
          </table:table-cell>
          <table:table-cell table:style-name="Default"/>
          <table:table-cell table:style-name="ce8" table:number-columns-repeated="2"/>
          <table:table-cell table:number-columns-repeated="7"/>
        </table:table-row>
        <table:table-row table:style-name="ro1">
          <table:table-cell table:style-name="ce5" office:value-type="float" office:value="476873" calcext:value-type="float">
            <text:p>476873</text:p>
          </table:table-cell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80781" calcext:value-type="float">
            <text:p>480781</text:p>
          </table:table-cell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86913" calcext:value-type="float">
            <text:p>486913</text:p>
          </table:table-cell>
          <table:table-cell table:style-name="ce8" table:number-columns-repeated="3"/>
          <table:table-cell table:number-columns-repeated="7"/>
        </table:table-row>
        <table:table-row table:style-name="ro1">
          <table:table-cell table:style-name="ce5" office:value-type="float" office:value="491537" calcext:value-type="float">
            <text:p>491537</text:p>
          </table:table-cell>
          <table:table-cell table:style-name="ce8" table:number-columns-repeated="3"/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O_ATS_vs_Par_Upregulate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ownregulated_intersection_Ac_vs_wo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325764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Downregulated_intersection_ATS</text:p>
          </table:table-cell>
          <table:table-cell table:style-name="ce8" office:value-type="string" calcext:value-type="string">
            <text:p>2.1.1.-</text:p>
          </table:table-cell>
          <table:table-cell table:style-name="ce8" office:value-type="string" calcext:value-type="string">
            <text:p>0.00263626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ique_ATS_Downregulated_ATS_Ac_vs_wo</text:p>
          </table:table-cell>
          <table:table-cell table:style-name="ce9" office:value-type="string" calcext:value-type="string">
            <text:p>3.2.1.58</text:p>
          </table:table-cell>
          <table:table-cell table:style-name="ce9" office:value-type="string" calcext:value-type="string">
            <text:p>0.0279410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Glucan 1,3-beta-glucosidase.</text:p>
          </table:table-cell>
          <table:table-cell office:value-type="string" calcext:value-type="string">
            <text:p>Successive hydrolysis of beta-D-glucose units from the non-reducing ends of 1,3-beta-D-glucans, releasing alpha-glucose.</text:p>
          </table:table-cell>
          <table:table-cell table:number-columns-repeated="2" office:value-type="string" calcext:value-type="string">
            <text:p>\N</text:p>
          </table:table-cell>
          <table:table-cell office:value-type="string" calcext:value-type="string">
            <text:p>Starch and sucrose metabolism</text:p>
          </table:table-cell>
          <table:table-cell office:value-type="string" calcext:value-type="string">
            <text:p>Metabolism of Complex Carbohydrates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ique_ATS_Upregulated_ATS_Ac_vs_wo</text:p>
          </table:table-cell>
          <table:table-cell table:style-name="ce9" office:value-type="string" calcext:value-type="string">
            <text:p>1.97.1.4</text:p>
          </table:table-cell>
          <table:table-cell table:style-name="ce9" office:value-type="string" calcext:value-type="string">
            <text:p>0.0678748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Formate acetyltransferase activating enzyme.</text:p>
          </table:table-cell>
          <table:table-cell office:value-type="string" calcext:value-type="string">
            <text:p>S-adenosyl-L-methionine + dihydroflavodoxin + [formate acetyltransferase]-glycine = 5'-deoxyadenosine + methionine + flavodoxin + [formate acetyltransferase]-glycine-2-yl radical.</text:p>
          </table:table-cell>
          <table:table-cell office:value-type="string" calcext:value-type="string">
            <text:p>Iron-sulfur.</text:p>
          </table:table-cell>
          <table:table-cell table:number-columns-repeated="4" office:value-type="string" calcext:value-type="string">
            <text:p>\N</text:p>
          </table:table-cell>
        </table:table-row>
        <table:table-row table:style-name="ro1">
          <table:table-cell/>
          <table:table-cell table:style-name="ce9" office:value-type="string" calcext:value-type="string">
            <text:p>2.1.1.-</text:p>
          </table:table-cell>
          <table:table-cell table:style-name="ce9" office:value-type="string" calcext:value-type="string">
            <text:p>0.06787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ique_Par_Downregulated_Ac_vs_wo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ique_Par_Upregulated_Ac_vs_wo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regulated_intersection_Ac_vs_wo</text:p>
          </table:table-cell>
          <table:table-cell table:style-name="ce9" office:value-type="string" calcext:value-type="string">
            <text:p>1.97.1.4</text:p>
          </table:table-cell>
          <table:table-cell table:style-name="ce9" office:value-type="string" calcext:value-type="string">
            <text:p>0.027941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office:value-type="string" calcext:value-type="string">
            <text:p>Uregulated_intersection_AT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4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9:55:12.473000000</meta:creation-date>
    <dc:date>2023-02-09T15:54:05.685000000</dc:date>
    <meta:editing-duration>PT5H21M17S</meta:editing-duration>
    <meta:editing-cycles>2</meta:editing-cycles>
    <meta:generator>LibreOffice/7.4.3.2$Windows_X86_64 LibreOffice_project/1048a8393ae2eeec98dff31b5c133c5f1d08b890</meta:generator>
    <meta:document-statistic meta:table-count="2" meta:cell-count="914" meta:object-count="0"/>
  </office:meta>
</office:document-meta>
</file>